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3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7" calcext:value-type="float">
            <text:p>87</text:p>
          </table:table-cell>
          <table:table-cell table:style-name="ce16" table:formula="of:=(([.N2] / 50)*0.15 + ([.O2] / 50)*0.15 + ([.P2] / 100)*0.2)" office:value-type="float" office:value="0.438" calcext:value-type="float">
            <text:p>0.43800</text:p>
          </table:table-cell>
          <table:table-cell/>
          <table:table-cell table:style-name="ce7" table:number-columns-repeated="3"/>
          <table:table-cell table:style-name="ce16" table:formula="of:=( ((SUM(VLOOKUP([.S2]; [.$AH$2:.$AI$14]; 2; 0);  SUM(VLOOKUP([.T2]; [.$AH$2:.$AI$14]; 2; 0) ))) + ([.U2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2]; [.$AH$2:.$AI$14]; 2; 0); VLOOKUP([.Y2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2] + [.Q2] + [.V2] + [.Z2]" office:value-type="string" office:string-value="" calcext:value-type="error">
            <text:p>#N/A</text:p>
          </table:table-cell>
          <table:table-cell table:style-name="ce21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2]; [.$AK$2:.$AL$13]; 2; 0)" office:value-type="string" office:string-value="" calcext:value-type="error">
            <text:p>#N/A</text:p>
          </table:table-cell>
          <table:table-cell table:style-name="ce9" table:formula="of:=VLOOKUP([.AD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7" calcext:value-type="float">
            <text:p>77</text:p>
          </table:table-cell>
          <table:table-cell table:style-name="ce16" table:formula="of:=(([.N3] / 50)*0.15 + ([.O3] / 50)*0.15 + ([.P3] / 100)*0.2)" office:value-type="float" office:value="0.382" calcext:value-type="float">
            <text:p>0.38200</text:p>
          </table:table-cell>
          <table:table-cell/>
          <table:table-cell table:style-name="ce7" table:number-columns-repeated="3"/>
          <table:table-cell table:style-name="ce16" table:formula="of:=( ((SUM(VLOOKUP([.S3]; [.$AH$2:.$AI$14]; 2; 0);  SUM(VLOOKUP([.T3]; [.$AH$2:.$AI$14]; 2; 0) ))) + ([.U3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3]; [.$AH$2:.$AI$14]; 2; 0); VLOOKUP([.Y3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3] + [.Q3] + [.V3] + [.Z3]" office:value-type="string" office:string-value="" calcext:value-type="error">
            <text:p>#N/A</text:p>
          </table:table-cell>
          <table:table-cell table:style-name="ce21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3]; [.$AK$2:.$AL$13]; 2; 0)" office:value-type="string" office:string-value="" calcext:value-type="error">
            <text:p>#N/A</text:p>
          </table:table-cell>
          <table:table-cell table:style-name="ce9" table:formula="of:=VLOOKUP([.AD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3" calcext:value-type="float">
            <text:p>63</text:p>
          </table:table-cell>
          <table:table-cell table:style-name="ce16" table:formula="of:=(([.N4] / 50)*0.15 + ([.O4] / 50)*0.15 + ([.P4] / 100)*0.2)" office:value-type="float" office:value="0.339" calcext:value-type="float">
            <text:p>0.33900</text:p>
          </table:table-cell>
          <table:table-cell/>
          <table:table-cell table:style-name="ce7" table:number-columns-repeated="3"/>
          <table:table-cell table:style-name="ce16" table:formula="of:=( ((SUM(VLOOKUP([.S4]; [.$AH$2:.$AI$14]; 2; 0);  SUM(VLOOKUP([.T4]; [.$AH$2:.$AI$14]; 2; 0) ))) + ([.U4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4]; [.$AH$2:.$AI$14]; 2; 0); VLOOKUP([.Y4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4] + [.Q4] + [.V4] + [.Z4]" office:value-type="string" office:string-value="" calcext:value-type="error">
            <text:p>#N/A</text:p>
          </table:table-cell>
          <table:table-cell table:style-name="ce21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4]; [.$AK$2:.$AL$13]; 2; 0)" office:value-type="string" office:string-value="" calcext:value-type="error">
            <text:p>#N/A</text:p>
          </table:table-cell>
          <table:table-cell table:style-name="ce9" table:formula="of:=VLOOKUP([.AD4]; [.$AK$2:.$AL$13]; 2; 0)" office:value-type="string" office:string-value="" calcext:value-type="error">
            <text:p>#N/A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0" calcext:value-type="float">
            <text:p>90</text:p>
          </table:table-cell>
          <table:table-cell table:style-name="ce16" table:formula="of:=(([.N5] / 50)*0.15 + ([.O5] / 50)*0.15 + ([.P5] / 100)*0.2)" office:value-type="float" office:value="0.45" calcext:value-type="float">
            <text:p>0.45000</text:p>
          </table:table-cell>
          <table:table-cell/>
          <table:table-cell table:style-name="ce7" table:number-columns-repeated="3"/>
          <table:table-cell table:style-name="ce16" table:formula="of:=( ((SUM(VLOOKUP([.S5]; [.$AH$2:.$AI$14]; 2; 0);  SUM(VLOOKUP([.T5]; [.$AH$2:.$AI$14]; 2; 0) ))) + ([.U5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5]; [.$AH$2:.$AI$14]; 2; 0); VLOOKUP([.Y5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5] + [.Q5] + [.V5] + [.Z5]" office:value-type="string" office:string-value="" calcext:value-type="error">
            <text:p>#N/A</text:p>
          </table:table-cell>
          <table:table-cell table:style-name="ce21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5]; [.$AK$2:.$AL$13]; 2; 0)" office:value-type="string" office:string-value="" calcext:value-type="error">
            <text:p>#N/A</text:p>
          </table:table-cell>
          <table:table-cell table:style-name="ce9" table:formula="of:=VLOOKUP([.AD5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7" calcext:value-type="float">
            <text:p>97</text:p>
          </table:table-cell>
          <table:table-cell table:style-name="ce16" table:formula="of:=(([.N6] / 50)*0.15 + ([.O6] / 50)*0.15 + ([.P6] / 100)*0.2)" office:value-type="float" office:value="0.482" calcext:value-type="float">
            <text:p>0.48200</text:p>
          </table:table-cell>
          <table:table-cell/>
          <table:table-cell table:style-name="ce7" table:number-columns-repeated="3"/>
          <table:table-cell table:style-name="ce16" table:formula="of:=( ((SUM(VLOOKUP([.S6]; [.$AH$2:.$AI$14]; 2; 0);  SUM(VLOOKUP([.T6]; [.$AH$2:.$AI$14]; 2; 0) ))) + ([.U6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6" table:formula="of:=(SUM(VLOOKUP([.X6]; [.$AH$2:.$AI$14]; 2; 0); VLOOKUP([.Y6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6] + [.Q6] + [.V6] + [.Z6]" office:value-type="string" office:string-value="" calcext:value-type="error">
            <text:p>#N/A</text:p>
          </table:table-cell>
          <table:table-cell table:style-name="ce21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6]; [.$AK$2:.$AL$13]; 2; 0)" office:value-type="string" office:string-value="" calcext:value-type="error">
            <text:p>#N/A</text:p>
          </table:table-cell>
          <table:table-cell table:style-name="ce9" table:formula="of:=VLOOKUP([.AD6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93" calcext:value-type="float">
            <text:p>93</text:p>
          </table:table-cell>
          <table:table-cell table:style-name="ce16" table:formula="of:=(([.N7] / 50)*0.15 + ([.O7] / 50)*0.15 + ([.P7] / 100)*0.2)" office:value-type="float" office:value="0.462" calcext:value-type="float">
            <text:p>0.46200</text:p>
          </table:table-cell>
          <table:table-cell/>
          <table:table-cell table:style-name="ce7" table:number-columns-repeated="3"/>
          <table:table-cell table:style-name="ce16" table:formula="of:=( ((SUM(VLOOKUP([.S7]; [.$AH$2:.$AI$14]; 2; 0);  SUM(VLOOKUP([.T7]; [.$AH$2:.$AI$14]; 2; 0) ))) + ([.U7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7]; [.$AH$2:.$AI$14]; 2; 0); VLOOKUP([.Y7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7] + [.Q7] + [.V7] + [.Z7]" office:value-type="string" office:string-value="" calcext:value-type="error">
            <text:p>#N/A</text:p>
          </table:table-cell>
          <table:table-cell table:style-name="ce21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7]; [.$AK$2:.$AL$13]; 2; 0)" office:value-type="string" office:string-value="" calcext:value-type="error">
            <text:p>#N/A</text:p>
          </table:table-cell>
          <table:table-cell table:style-name="ce9" table:formula="of:=VLOOKUP([.AD7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N8] / 50)*0.15 + ([.O8] / 50)*0.15 + ([.P8] / 100)*0.2)" office:value-type="float" office:value="0.452" calcext:value-type="float">
            <text:p>0.45200</text:p>
          </table:table-cell>
          <table:table-cell/>
          <table:table-cell table:style-name="ce7" table:number-columns-repeated="3"/>
          <table:table-cell table:style-name="ce16" table:formula="of:=( ((SUM(VLOOKUP([.S8]; [.$AH$2:.$AI$14]; 2; 0);  SUM(VLOOKUP([.T8]; [.$AH$2:.$AI$14]; 2; 0) ))) + ([.U8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8]; [.$AH$2:.$AI$14]; 2; 0); VLOOKUP([.Y8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8] + [.Q8] + [.V8] + [.Z8]" office:value-type="string" office:string-value="" calcext:value-type="error">
            <text:p>#N/A</text:p>
          </table:table-cell>
          <table:table-cell table:style-name="ce21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8]; [.$AK$2:.$AL$13]; 2; 0)" office:value-type="string" office:string-value="" calcext:value-type="error">
            <text:p>#N/A</text:p>
          </table:table-cell>
          <table:table-cell table:style-name="ce9" table:formula="of:=VLOOKUP([.AD8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2" calcext:value-type="float">
            <text:p>82</text:p>
          </table:table-cell>
          <table:table-cell table:style-name="ce16" table:formula="of:=(([.N9] / 50)*0.15 + ([.O9] / 50)*0.15 + ([.P9] / 100)*0.2)" office:value-type="float" office:value="0.44" calcext:value-type="float">
            <text:p>0.44000</text:p>
          </table:table-cell>
          <table:table-cell/>
          <table:table-cell table:style-name="ce7" table:number-columns-repeated="3"/>
          <table:table-cell table:style-name="ce16" table:formula="of:=( ((SUM(VLOOKUP([.S9]; [.$AH$2:.$AI$14]; 2; 0);  SUM(VLOOKUP([.T9]; [.$AH$2:.$AI$14]; 2; 0) ))) + ([.U9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9]; [.$AH$2:.$AI$14]; 2; 0); VLOOKUP([.Y9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9] + [.Q9] + [.V9] + [.Z9]" office:value-type="string" office:string-value="" calcext:value-type="error">
            <text:p>#N/A</text:p>
          </table:table-cell>
          <table:table-cell table:style-name="ce21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9]; [.$AK$2:.$AL$13]; 2; 0)" office:value-type="string" office:string-value="" calcext:value-type="error">
            <text:p>#N/A</text:p>
          </table:table-cell>
          <table:table-cell table:style-name="ce9" table:formula="of:=VLOOKUP([.AD9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0] / 50)*0.15 + ([.O10] / 50)*0.15 + ([.P10] / 100)*0.2)" office:value-type="float" office:value="0.372" calcext:value-type="float">
            <text:p>0.37200</text:p>
          </table:table-cell>
          <table:table-cell/>
          <table:table-cell table:style-name="ce7" table:number-columns-repeated="3"/>
          <table:table-cell table:style-name="ce16" table:formula="of:=( ((SUM(VLOOKUP([.S10]; [.$AH$2:.$AI$14]; 2; 0);  SUM(VLOOKUP([.T10]; [.$AH$2:.$AI$14]; 2; 0) ))) + ([.U10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10]; [.$AH$2:.$AI$14]; 2; 0); VLOOKUP([.Y10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0] + [.Q10] + [.V10] + [.Z10]" office:value-type="string" office:string-value="" calcext:value-type="error">
            <text:p>#N/A</text:p>
          </table:table-cell>
          <table:table-cell table:style-name="ce21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0]; [.$AK$2:.$AL$13]; 2; 0)" office:value-type="string" office:string-value="" calcext:value-type="error">
            <text:p>#N/A</text:p>
          </table:table-cell>
          <table:table-cell table:style-name="ce9" table:formula="of:=VLOOKUP([.AD10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0" calcext:value-type="float">
            <text:p>80</text:p>
          </table:table-cell>
          <table:table-cell table:style-name="ce16" table:formula="of:=(([.N11] / 50)*0.15 + ([.O11] / 50)*0.15 + ([.P11] / 100)*0.2)" office:value-type="float" office:value="0.385" calcext:value-type="float">
            <text:p>0.38500</text:p>
          </table:table-cell>
          <table:table-cell/>
          <table:table-cell table:style-name="ce7" table:number-columns-repeated="3"/>
          <table:table-cell table:style-name="ce16" table:formula="of:=( ((SUM(VLOOKUP([.S11]; [.$AH$2:.$AI$14]; 2; 0);  SUM(VLOOKUP([.T11]; [.$AH$2:.$AI$14]; 2; 0) ))) + ([.U11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1]; [.$AH$2:.$AI$14]; 2; 0); VLOOKUP([.Y11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1] + [.Q11] + [.V11] + [.Z11]" office:value-type="string" office:string-value="" calcext:value-type="error">
            <text:p>#N/A</text:p>
          </table:table-cell>
          <table:table-cell table:style-name="ce21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1]; [.$AK$2:.$AL$13]; 2; 0)" office:value-type="string" office:string-value="" calcext:value-type="error">
            <text:p>#N/A</text:p>
          </table:table-cell>
          <table:table-cell table:style-name="ce9" table:formula="of:=VLOOKUP([.AD11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N12] / 50)*0.15 + ([.O12] / 50)*0.15 + ([.P12] / 100)*0.2)" office:value-type="float" office:value="0.451" calcext:value-type="float">
            <text:p>0.45100</text:p>
          </table:table-cell>
          <table:table-cell/>
          <table:table-cell table:style-name="ce7" table:number-columns-repeated="3"/>
          <table:table-cell table:style-name="ce16" table:formula="of:=( ((SUM(VLOOKUP([.S12]; [.$AH$2:.$AI$14]; 2; 0);  SUM(VLOOKUP([.T12]; [.$AH$2:.$AI$14]; 2; 0) ))) + ([.U12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2]; [.$AH$2:.$AI$14]; 2; 0); VLOOKUP([.Y12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2] + [.Q12] + [.V12] + [.Z12]" office:value-type="string" office:string-value="" calcext:value-type="error">
            <text:p>#N/A</text:p>
          </table:table-cell>
          <table:table-cell table:style-name="ce21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2]; [.$AK$2:.$AL$13]; 2; 0)" office:value-type="string" office:string-value="" calcext:value-type="error">
            <text:p>#N/A</text:p>
          </table:table-cell>
          <table:table-cell table:style-name="ce9" table:formula="of:=VLOOKUP([.AD1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6" calcext:value-type="float">
            <text:p>66</text:p>
          </table:table-cell>
          <table:table-cell table:style-name="ce16" table:formula="of:=(([.N13] / 50)*0.15 + ([.O13] / 50)*0.15 + ([.P13] / 100)*0.2)" office:value-type="float" office:value="0.39" calcext:value-type="float">
            <text:p>0.39000</text:p>
          </table:table-cell>
          <table:table-cell/>
          <table:table-cell table:style-name="ce7" table:number-columns-repeated="3"/>
          <table:table-cell table:style-name="ce16" table:formula="of:=( ((SUM(VLOOKUP([.S13]; [.$AH$2:.$AI$14]; 2; 0);  SUM(VLOOKUP([.T13]; [.$AH$2:.$AI$14]; 2; 0) ))) + ([.U13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3]; [.$AH$2:.$AI$14]; 2; 0); VLOOKUP([.Y13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3] + [.Q13] + [.V13] + [.Z13]" office:value-type="string" office:string-value="" calcext:value-type="error">
            <text:p>#N/A</text:p>
          </table:table-cell>
          <table:table-cell table:style-name="ce21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3]; [.$AK$2:.$AL$13]; 2; 0)" office:value-type="string" office:string-value="" calcext:value-type="error">
            <text:p>#N/A</text:p>
          </table:table-cell>
          <table:table-cell table:style-name="ce9" table:formula="of:=VLOOKUP([.AD1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6" calcext:value-type="float">
            <text:p>76</text:p>
          </table:table-cell>
          <table:table-cell table:style-name="ce16" table:formula="of:=(([.N14] / 50)*0.15 + ([.O14] / 50)*0.15 + ([.P14] / 100)*0.2)" office:value-type="float" office:value="0.416" calcext:value-type="float">
            <text:p>0.41600</text:p>
          </table:table-cell>
          <table:table-cell/>
          <table:table-cell table:style-name="ce7" table:number-columns-repeated="3"/>
          <table:table-cell table:style-name="ce16" table:formula="of:=( ((SUM(VLOOKUP([.S14]; [.$AH$2:.$AI$14]; 2; 0);  SUM(VLOOKUP([.T14]; [.$AH$2:.$AI$14]; 2; 0) ))) + ([.U14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4]; [.$AH$2:.$AI$14]; 2; 0); VLOOKUP([.Y14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4] + [.Q14] + [.V14] + [.Z14]" office:value-type="string" office:string-value="" calcext:value-type="error">
            <text:p>#N/A</text:p>
          </table:table-cell>
          <table:table-cell table:style-name="ce21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4]; [.$AK$2:.$AL$13]; 2; 0)" office:value-type="string" office:string-value="" calcext:value-type="error">
            <text:p>#N/A</text:p>
          </table:table-cell>
          <table:table-cell table:style-name="ce9" table:formula="of:=VLOOKUP([.AD14]; [.$AK$2:.$AL$13]; 2; 0)" office:value-type="string" office:string-value="" calcext:value-type="error">
            <text:p>#N/A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5" calcext:value-type="float">
            <text:p>75</text:p>
          </table:table-cell>
          <table:table-cell table:style-name="ce16" table:formula="of:=(([.N15] / 50)*0.15 + ([.O15] / 50)*0.15 + ([.P15] / 100)*0.2)" office:value-type="float" office:value="0.402" calcext:value-type="float">
            <text:p>0.40200</text:p>
          </table:table-cell>
          <table:table-cell/>
          <table:table-cell table:style-name="ce7" table:number-columns-repeated="3"/>
          <table:table-cell table:style-name="ce16" table:formula="of:=( ((SUM(VLOOKUP([.S15]; [.$AH$2:.$AI$14]; 2; 0);  SUM(VLOOKUP([.T15]; [.$AH$2:.$AI$14]; 2; 0) ))) + ([.U15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5]; [.$AH$2:.$AI$14]; 2; 0); VLOOKUP([.Y15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5] + [.Q15] + [.V15] + [.Z15]" office:value-type="string" office:string-value="" calcext:value-type="error">
            <text:p>#N/A</text:p>
          </table:table-cell>
          <table:table-cell table:style-name="ce21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5]; [.$AK$2:.$AL$13]; 2; 0)" office:value-type="string" office:string-value="" calcext:value-type="error">
            <text:p>#N/A</text:p>
          </table:table-cell>
          <table:table-cell table:style-name="ce9" table:formula="of:=VLOOKUP([.AD15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6] / 50)*0.15 + ([.O16] / 50)*0.15 + ([.P16] / 100)*0.2)" office:value-type="float" office:value="0.435" calcext:value-type="float">
            <text:p>0.43500</text:p>
          </table:table-cell>
          <table:table-cell/>
          <table:table-cell table:style-name="ce7" table:number-columns-repeated="3"/>
          <table:table-cell table:style-name="ce16" table:formula="of:=( ((SUM(VLOOKUP([.S16]; [.$AH$2:.$AI$14]; 2; 0);  SUM(VLOOKUP([.T16]; [.$AH$2:.$AI$14]; 2; 0) ))) + ([.U16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16]; [.$AH$2:.$AI$14]; 2; 0); VLOOKUP([.Y16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6] + [.Q16] + [.V16] + [.Z16]" office:value-type="string" office:string-value="" calcext:value-type="error">
            <text:p>#N/A</text:p>
          </table:table-cell>
          <table:table-cell table:style-name="ce21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6]; [.$AK$2:.$AL$13]; 2; 0)" office:value-type="string" office:string-value="" calcext:value-type="error">
            <text:p>#N/A</text:p>
          </table:table-cell>
          <table:table-cell table:style-name="ce9" table:formula="of:=VLOOKUP([.AD16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7] / 50)*0.15 + ([.O17] / 50)*0.15 + ([.P17] / 100)*0.2)" office:value-type="float" office:value="0.423" calcext:value-type="float">
            <text:p>0.42300</text:p>
          </table:table-cell>
          <table:table-cell/>
          <table:table-cell table:style-name="ce7" table:number-columns-repeated="3"/>
          <table:table-cell table:style-name="ce16" table:formula="of:=( ((SUM(VLOOKUP([.S17]; [.$AH$2:.$AI$14]; 2; 0);  SUM(VLOOKUP([.T17]; [.$AH$2:.$AI$14]; 2; 0) ))) + ([.U17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6" table:formula="of:=(SUM(VLOOKUP([.X17]; [.$AH$2:.$AI$14]; 2; 0); VLOOKUP([.Y17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7] + [.Q17] + [.V17] + [.Z17]" office:value-type="string" office:string-value="" calcext:value-type="error">
            <text:p>#N/A</text:p>
          </table:table-cell>
          <table:table-cell table:style-name="ce21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7]; [.$AK$2:.$AL$13]; 2; 0)" office:value-type="string" office:string-value="" calcext:value-type="error">
            <text:p>#N/A</text:p>
          </table:table-cell>
          <table:table-cell table:style-name="ce9" table:formula="of:=VLOOKUP([.AD17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6" table:formula="of:=(([.N18] / 50)*0.15 + ([.O18] / 50)*0.15 + ([.P18] / 100)*0.2)" office:value-type="float" office:value="0.484" calcext:value-type="float">
            <text:p>0.48400</text:p>
          </table:table-cell>
          <table:table-cell/>
          <table:table-cell table:style-name="ce7" table:number-columns-repeated="3"/>
          <table:table-cell table:style-name="ce16" table:formula="of:=( ((SUM(VLOOKUP([.S18]; [.$AH$2:.$AI$14]; 2; 0);  SUM(VLOOKUP([.T18]; [.$AH$2:.$AI$14]; 2; 0) ))) + ([.U18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18]; [.$AH$2:.$AI$14]; 2; 0); VLOOKUP([.Y18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8] + [.Q18] + [.V18] + [.Z18]" office:value-type="string" office:string-value="" calcext:value-type="error">
            <text:p>#N/A</text:p>
          </table:table-cell>
          <table:table-cell table:style-name="ce21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8]; [.$AK$2:.$AL$13]; 2; 0)" office:value-type="string" office:string-value="" calcext:value-type="error">
            <text:p>#N/A</text:p>
          </table:table-cell>
          <table:table-cell table:style-name="ce9" table:formula="of:=VLOOKUP([.AD18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9] / 50)*0.15 + ([.O19] / 50)*0.15 + ([.P19] / 100)*0.2)" office:value-type="float" office:value="0.39" calcext:value-type="float">
            <text:p>0.39000</text:p>
          </table:table-cell>
          <table:table-cell/>
          <table:table-cell table:style-name="ce7" table:number-columns-repeated="3"/>
          <table:table-cell table:style-name="ce16" table:formula="of:=( ((SUM(VLOOKUP([.S19]; [.$AH$2:.$AI$14]; 2; 0);  SUM(VLOOKUP([.T19]; [.$AH$2:.$AI$14]; 2; 0) ))) + ([.U19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6" table:formula="of:=(SUM(VLOOKUP([.X19]; [.$AH$2:.$AI$14]; 2; 0); VLOOKUP([.Y19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9] + [.Q19] + [.V19] + [.Z19]" office:value-type="string" office:string-value="" calcext:value-type="error">
            <text:p>#N/A</text:p>
          </table:table-cell>
          <table:table-cell table:style-name="ce21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9]; [.$AK$2:.$AL$13]; 2; 0)" office:value-type="string" office:string-value="" calcext:value-type="error">
            <text:p>#N/A</text:p>
          </table:table-cell>
          <table:table-cell table:style-name="ce9" table:formula="of:=VLOOKUP([.AD19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 table:formula="of:=AVERAGE([.O2:.O25])" office:value-type="float" office:value="43.5555555555556" calcext:value-type="float">
            <text:p>43.5555555556</text:p>
          </table:table-cell>
          <table:table-cell table:style-name="ce7" table:formula="of:=AVERAGE([.P2:.P25])" office:value-type="float" office:value="81.3333333333333" calcext:value-type="float">
            <text:p>81.3333333333</text:p>
          </table:table-cell>
          <table:table-cell table:style-name="ce12"/>
          <table:table-cell table:number-columns-repeated="11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 table:formula="of:=[.O26] / 50" office:value-type="float" office:value="0.871111111111111" calcext:value-type="float">
            <text:p>0.8711111111</text:p>
          </table:table-cell>
          <table:table-cell table:style-name="ce7" table:formula="of:=[.P26] / 100" office:value-type="float" office:value="0.813333333333333" calcext:value-type="float">
            <text:p>0.8133333333</text:p>
          </table:table-cell>
          <table:table-cell table:number-columns-repeated="11"/>
          <table:table-cell table:style-name="ce21" table:formula="of:=AVERAGE([.AB2:.AB25])" office:value-type="string" office:string-value="" calcext:value-type="error">
            <text:p>#N/A</text:p>
          </table:table-cell>
          <table:table-cell table:style-name="ce17" table:number-columns-repeated="2"/>
          <table:table-cell table:style-name="ce21" table:formula="of:=AVERAGE([.AE2:.AE25])" office:value-type="string" office:string-value="" calcext:value-type="error">
            <text:p>#N/A</text:p>
          </table:table-cell>
          <table:table-cell table:style-name="ce21" table:formula="of:=AVERAGE([.AF2:.AF25]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3:18:30.751839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5T17:20:04.409470783</dc:date>
    <dc:creator>Gregory Kapfhammer</dc:creator>
    <meta:editing-duration>P30DT19H30M25S</meta:editing-duration>
    <meta:editing-cycles>345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485" meta:object-count="0"/>
  </office:meta>
</office:document-meta>
</file>